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827in"/>
    </style:style>
    <style:style style:name="co3" style:family="table-column">
      <style:table-column-properties fo:break-before="auto" style:column-width="1.322in"/>
    </style:style>
    <style:style style:name="co4" style:family="table-column">
      <style:table-column-properties fo:break-before="auto" style:column-width="1.2492in"/>
    </style:style>
    <style:style style:name="co5" style:family="table-column">
      <style:table-column-properties fo:break-before="auto" style:column-width="1.5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DAM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val_accuracy</text:p>
          </table:table-cell>
          <table:table-cell office:value-type="string" calcext:value-type="string">
            <text:p>val_los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26109379529953" calcext:value-type="float">
            <text:p>0.326109379529953</text:p>
          </table:table-cell>
          <table:table-cell office:value-type="float" office:value="2.06743240356445" calcext:value-type="float">
            <text:p>2.06743240356445</text:p>
          </table:table-cell>
          <table:table-cell office:value-type="float" office:value="0.367894738912582" calcext:value-type="float">
            <text:p>0.367894738912582</text:p>
          </table:table-cell>
          <table:table-cell office:value-type="float" office:value="2.21967339515686" calcext:value-type="float">
            <text:p>2.219673395156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57015991210938" calcext:value-type="float">
            <text:p>0.457015991210938</text:p>
          </table:table-cell>
          <table:table-cell office:value-type="float" office:value="1.63294899463654" calcext:value-type="float">
            <text:p>1.63294899463654</text:p>
          </table:table-cell>
          <table:table-cell office:value-type="float" office:value="0.419999986886978" calcext:value-type="float">
            <text:p>0.419999986886978</text:p>
          </table:table-cell>
          <table:table-cell office:value-type="float" office:value="1.80578351020813" calcext:value-type="float">
            <text:p>1.805783510208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15151500701904" calcext:value-type="float">
            <text:p>0.515151500701904</text:p>
          </table:table-cell>
          <table:table-cell office:value-type="float" office:value="1.46311140060425" calcext:value-type="float">
            <text:p>1.46311140060425</text:p>
          </table:table-cell>
          <table:table-cell office:value-type="float" office:value="0.494210511445999" calcext:value-type="float">
            <text:p>0.494210511445999</text:p>
          </table:table-cell>
          <table:table-cell office:value-type="float" office:value="1.58894455432892" calcext:value-type="float">
            <text:p>1.588944554328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46580374240875" calcext:value-type="float">
            <text:p>0.546580374240875</text:p>
          </table:table-cell>
          <table:table-cell office:value-type="float" office:value="1.36127173900604" calcext:value-type="float">
            <text:p>1.36127173900604</text:p>
          </table:table-cell>
          <table:table-cell office:value-type="float" office:value="0.525789499282837" calcext:value-type="float">
            <text:p>0.525789499282837</text:p>
          </table:table-cell>
          <table:table-cell office:value-type="float" office:value="1.50759875774384" calcext:value-type="float">
            <text:p>1.507598757743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71692168712616" calcext:value-type="float">
            <text:p>0.571692168712616</text:p>
          </table:table-cell>
          <table:table-cell office:value-type="float" office:value="1.28342342376709" calcext:value-type="float">
            <text:p>1.28342342376709</text:p>
          </table:table-cell>
          <table:table-cell office:value-type="float" office:value="0.531052649021149" calcext:value-type="float">
            <text:p>0.531052649021149</text:p>
          </table:table-cell>
          <table:table-cell office:value-type="float" office:value="1.46638751029968" calcext:value-type="float">
            <text:p>1.466387510299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95271587371826" calcext:value-type="float">
            <text:p>0.595271587371826</text:p>
          </table:table-cell>
          <table:table-cell office:value-type="float" office:value="1.21188604831696" calcext:value-type="float">
            <text:p>1.21188604831696</text:p>
          </table:table-cell>
          <table:table-cell office:value-type="float" office:value="0.519999980926514" calcext:value-type="float">
            <text:p>0.519999980926514</text:p>
          </table:table-cell>
          <table:table-cell office:value-type="float" office:value="1.48539161682129" calcext:value-type="float">
            <text:p>1.485391616821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17412507534027" calcext:value-type="float">
            <text:p>0.617412507534027</text:p>
          </table:table-cell>
          <table:table-cell office:value-type="float" office:value="1.14955937862396" calcext:value-type="float">
            <text:p>1.14955937862396</text:p>
          </table:table-cell>
          <table:table-cell office:value-type="float" office:value="0.549473702907562" calcext:value-type="float">
            <text:p>0.549473702907562</text:p>
          </table:table-cell>
          <table:table-cell office:value-type="float" office:value="1.40047407150269" calcext:value-type="float">
            <text:p>1.400474071502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35018944740295" calcext:value-type="float">
            <text:p>0.635018944740295</text:p>
          </table:table-cell>
          <table:table-cell office:value-type="float" office:value="1.08983325958252" calcext:value-type="float">
            <text:p>1.08983325958252</text:p>
          </table:table-cell>
          <table:table-cell office:value-type="float" office:value="0.584210515022278" calcext:value-type="float">
            <text:p>0.584210515022278</text:p>
          </table:table-cell>
          <table:table-cell office:value-type="float" office:value="1.27479290962219" calcext:value-type="float">
            <text:p>1.274792909622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60193264484406" calcext:value-type="float">
            <text:p>0.660193264484406</text:p>
          </table:table-cell>
          <table:table-cell office:value-type="float" office:value="1.02757811546326" calcext:value-type="float">
            <text:p>1.02757811546326</text:p>
          </table:table-cell>
          <table:table-cell office:value-type="float" office:value="0.58789473772049" calcext:value-type="float">
            <text:p>0.58789473772049</text:p>
          </table:table-cell>
          <table:table-cell office:value-type="float" office:value="1.41545748710632" calcext:value-type="float">
            <text:p>1.415457487106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72889888286591" calcext:value-type="float">
            <text:p>0.672889888286591</text:p>
          </table:table-cell>
          <table:table-cell office:value-type="float" office:value="0.97953861951828" calcext:value-type="float">
            <text:p>0.97953861951828</text:p>
          </table:table-cell>
          <table:table-cell office:value-type="float" office:value="0.58947366476059" calcext:value-type="float">
            <text:p>0.58947366476059</text:p>
          </table:table-cell>
          <table:table-cell office:value-type="float" office:value="1.31935727596283" calcext:value-type="float">
            <text:p>1.31935727596283</text:p>
          </table:table-cell>
        </table:table-row>
      </table:table>
      <table:table table:name="SGD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val_accuracy</text:p>
          </table:table-cell>
          <table:table-cell office:value-type="string" calcext:value-type="string">
            <text:p>val_los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29862087965012" calcext:value-type="float">
            <text:p>0.329862087965012</text:p>
          </table:table-cell>
          <table:table-cell office:value-type="float" office:value="2.07769298553467" calcext:value-type="float">
            <text:p>2.07769298553467</text:p>
          </table:table-cell>
          <table:table-cell office:value-type="float" office:value="0.449999988079071" calcext:value-type="float">
            <text:p>0.449999988079071</text:p>
          </table:table-cell>
          <table:table-cell office:value-type="float" office:value="1.71640801429749" calcext:value-type="float">
            <text:p>1.716408014297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7085719108582" calcext:value-type="float">
            <text:p>0.467085719108582</text:p>
          </table:table-cell>
          <table:table-cell office:value-type="float" office:value="1.61921346187592" calcext:value-type="float">
            <text:p>1.61921346187592</text:p>
          </table:table-cell>
          <table:table-cell office:value-type="float" office:value="0.458947360515595" calcext:value-type="float">
            <text:p>0.458947360515595</text:p>
          </table:table-cell>
          <table:table-cell office:value-type="float" office:value="1.70216989517212" calcext:value-type="float">
            <text:p>1.702169895172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69180971384048" calcext:value-type="float">
            <text:p>0.469180971384048</text:p>
          </table:table-cell>
          <table:table-cell office:value-type="float" office:value="1.61895394325256" calcext:value-type="float">
            <text:p>1.61895394325256</text:p>
          </table:table-cell>
          <table:table-cell office:value-type="float" office:value="0.458947360515595" calcext:value-type="float">
            <text:p>0.458947360515595</text:p>
          </table:table-cell>
          <table:table-cell office:value-type="float" office:value="1.70054149627686" calcext:value-type="float">
            <text:p>1.700541496276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66647893190384" calcext:value-type="float">
            <text:p>0.466647893190384</text:p>
          </table:table-cell>
          <table:table-cell office:value-type="float" office:value="1.61728656291962" calcext:value-type="float">
            <text:p>1.61728656291962</text:p>
          </table:table-cell>
          <table:table-cell office:value-type="float" office:value="0.460526317358017" calcext:value-type="float">
            <text:p>0.460526317358017</text:p>
          </table:table-cell>
          <table:table-cell office:value-type="float" office:value="1.6996636390686" calcext:value-type="float">
            <text:p>1.69966363906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67961341142654" calcext:value-type="float">
            <text:p>0.467961341142654</text:p>
          </table:table-cell>
          <table:table-cell office:value-type="float" office:value="1.61232626438141" calcext:value-type="float">
            <text:p>1.61232626438141</text:p>
          </table:table-cell>
          <table:table-cell office:value-type="float" office:value="0.46157893538475" calcext:value-type="float">
            <text:p>0.46157893538475</text:p>
          </table:table-cell>
          <table:table-cell office:value-type="float" office:value="1.69906997680664" calcext:value-type="float">
            <text:p>1.699069976806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68242794275284" calcext:value-type="float">
            <text:p>0.468242794275284</text:p>
          </table:table-cell>
          <table:table-cell office:value-type="float" office:value="1.61391413211823" calcext:value-type="float">
            <text:p>1.61391413211823</text:p>
          </table:table-cell>
          <table:table-cell office:value-type="float" office:value="0.46000000834465" calcext:value-type="float">
            <text:p>0.46000000834465</text:p>
          </table:table-cell>
          <table:table-cell office:value-type="float" office:value="1.69635772705078" calcext:value-type="float">
            <text:p>1.696357727050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68586802482605" calcext:value-type="float">
            <text:p>0.468586802482605</text:p>
          </table:table-cell>
          <table:table-cell office:value-type="float" office:value="1.6109733581543" calcext:value-type="float">
            <text:p>1.6109733581543</text:p>
          </table:table-cell>
          <table:table-cell office:value-type="float" office:value="0.462105274200439" calcext:value-type="float">
            <text:p>0.462105274200439</text:p>
          </table:table-cell>
          <table:table-cell office:value-type="float" office:value="1.69514083862305" calcext:value-type="float">
            <text:p>1.695140838623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68962073326111" calcext:value-type="float">
            <text:p>0.468962073326111</text:p>
          </table:table-cell>
          <table:table-cell office:value-type="float" office:value="1.61157202720642" calcext:value-type="float">
            <text:p>1.61157202720642</text:p>
          </table:table-cell>
          <table:table-cell office:value-type="float" office:value="0.46000000834465" calcext:value-type="float">
            <text:p>0.46000000834465</text:p>
          </table:table-cell>
          <table:table-cell office:value-type="float" office:value="1.69395577907562" calcext:value-type="float">
            <text:p>1.693955779075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72527116537094" calcext:value-type="float">
            <text:p>0.472527116537094</text:p>
          </table:table-cell>
          <table:table-cell office:value-type="float" office:value="1.60990512371063" calcext:value-type="float">
            <text:p>1.60990512371063</text:p>
          </table:table-cell>
          <table:table-cell office:value-type="float" office:value="0.46157893538475" calcext:value-type="float">
            <text:p>0.46157893538475</text:p>
          </table:table-cell>
          <table:table-cell office:value-type="float" office:value="1.69260573387146" calcext:value-type="float">
            <text:p>1.692605733871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7021296620369" calcext:value-type="float">
            <text:p>0.47021296620369</text:p>
          </table:table-cell>
          <table:table-cell office:value-type="float" office:value="1.61277556419373" calcext:value-type="float">
            <text:p>1.61277556419373</text:p>
          </table:table-cell>
          <table:table-cell office:value-type="float" office:value="0.462105274200439" calcext:value-type="float">
            <text:p>0.462105274200439</text:p>
          </table:table-cell>
          <table:table-cell office:value-type="float" office:value="1.69211339950562" calcext:value-type="float">
            <text:p>1.69211339950562</text:p>
          </table:table-cell>
        </table:table-row>
      </table:table>
      <table:table table:name="SGD_PRETRAINED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val_accuracy</text:p>
          </table:table-cell>
          <table:table-cell office:value-type="string" calcext:value-type="string">
            <text:p>val_los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65478333830833" calcext:value-type="float">
            <text:p>0.066547833383083</text:p>
          </table:table-cell>
          <table:table-cell office:value-type="float" office:value="3.15708208084106" calcext:value-type="float">
            <text:p>3.15708208084106</text:p>
          </table:table-cell>
          <table:table-cell office:value-type="float" office:value="0.0542105250060558" calcext:value-type="float">
            <text:p>0.054210525006056</text:p>
          </table:table-cell>
          <table:table-cell office:value-type="float" office:value="2.99753403663635" calcext:value-type="float">
            <text:p>2.997534036636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641085803508759" calcext:value-type="float">
            <text:p>0.064108580350876</text:p>
          </table:table-cell>
          <table:table-cell office:value-type="float" office:value="2.89630031585693" calcext:value-type="float">
            <text:p>2.89630031585693</text:p>
          </table:table-cell>
          <table:table-cell office:value-type="float" office:value="0.0547368414700031" calcext:value-type="float">
            <text:p>0.054736841470003</text:p>
          </table:table-cell>
          <table:table-cell office:value-type="float" office:value="2.99633479118347" calcext:value-type="float">
            <text:p>2.996334791183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637958496809006" calcext:value-type="float">
            <text:p>0.063795849680901</text:p>
          </table:table-cell>
          <table:table-cell office:value-type="float" office:value="2.89722061157227" calcext:value-type="float">
            <text:p>2.89722061157227</text:p>
          </table:table-cell>
          <table:table-cell office:value-type="float" office:value="0.0536842122673988" calcext:value-type="float">
            <text:p>0.053684212267399</text:p>
          </table:table-cell>
          <table:table-cell office:value-type="float" office:value="2.99590015411377" calcext:value-type="float">
            <text:p>2.995900154113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643274858593941" calcext:value-type="float">
            <text:p>0.064327485859394</text:p>
          </table:table-cell>
          <table:table-cell office:value-type="float" office:value="2.89685583114624" calcext:value-type="float">
            <text:p>2.89685583114624</text:p>
          </table:table-cell>
          <table:table-cell office:value-type="float" office:value="0.0547368414700031" calcext:value-type="float">
            <text:p>0.054736841470003</text:p>
          </table:table-cell>
          <table:table-cell office:value-type="float" office:value="2.99629354476929" calcext:value-type="float">
            <text:p>2.996293544769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644525736570358" calcext:value-type="float">
            <text:p>0.064452573657036</text:p>
          </table:table-cell>
          <table:table-cell office:value-type="float" office:value="2.89651775360107" calcext:value-type="float">
            <text:p>2.89651775360107</text:p>
          </table:table-cell>
          <table:table-cell office:value-type="float" office:value="0.0547368414700031" calcext:value-type="float">
            <text:p>0.054736841470003</text:p>
          </table:table-cell>
          <table:table-cell office:value-type="float" office:value="2.9962522983551" calcext:value-type="float">
            <text:p>2.99625229835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656096562743187" calcext:value-type="float">
            <text:p>0.065609656274319</text:p>
          </table:table-cell>
          <table:table-cell office:value-type="float" office:value="2.89654588699341" calcext:value-type="float">
            <text:p>2.89654588699341</text:p>
          </table:table-cell>
          <table:table-cell office:value-type="float" office:value="0.0542105250060558" calcext:value-type="float">
            <text:p>0.054210525006056</text:p>
          </table:table-cell>
          <table:table-cell office:value-type="float" office:value="2.99610543251038" calcext:value-type="float">
            <text:p>2.9961054325103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649842098355293" calcext:value-type="float">
            <text:p>0.064984209835529</text:p>
          </table:table-cell>
          <table:table-cell office:value-type="float" office:value="2.89659738540649" calcext:value-type="float">
            <text:p>2.89659738540649</text:p>
          </table:table-cell>
          <table:table-cell office:value-type="float" office:value="0.0547368414700031" calcext:value-type="float">
            <text:p>0.054736841470003</text:p>
          </table:table-cell>
          <table:table-cell office:value-type="float" office:value="2.99614429473877" calcext:value-type="float">
            <text:p>2.996144294738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647965744137764" calcext:value-type="float">
            <text:p>0.064796574413776</text:p>
          </table:table-cell>
          <table:table-cell office:value-type="float" office:value="2.89690756797791" calcext:value-type="float">
            <text:p>2.89690756797791</text:p>
          </table:table-cell>
          <table:table-cell office:value-type="float" office:value="0.0542105250060558" calcext:value-type="float">
            <text:p>0.054210525006056</text:p>
          </table:table-cell>
          <table:table-cell office:value-type="float" office:value="2.99599552154541" calcext:value-type="float">
            <text:p>2.995995521545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646089389920235" calcext:value-type="float">
            <text:p>0.064608938992024</text:p>
          </table:table-cell>
          <table:table-cell office:value-type="float" office:value="2.89604258537292" calcext:value-type="float">
            <text:p>2.89604258537292</text:p>
          </table:table-cell>
          <table:table-cell office:value-type="float" office:value="0.0547368414700031" calcext:value-type="float">
            <text:p>0.054736841470003</text:p>
          </table:table-cell>
          <table:table-cell office:value-type="float" office:value="2.99609446525574" calcext:value-type="float">
            <text:p>2.996094465255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64859114587307" calcext:value-type="float">
            <text:p>0.064859114587307</text:p>
          </table:table-cell>
          <table:table-cell office:value-type="float" office:value="2.89647150039673" calcext:value-type="float">
            <text:p>2.89647150039673</text:p>
          </table:table-cell>
          <table:table-cell office:value-type="float" office:value="0.0542105250060558" calcext:value-type="float">
            <text:p>0.054210525006056</text:p>
          </table:table-cell>
          <table:table-cell office:value-type="float" office:value="2.99608755111694" calcext:value-type="float">
            <text:p>2.99608755111694</text:p>
          </table:table-cell>
        </table:table-row>
      </table:table>
      <table:table table:name="ADAM_PRETRAINED" table:style-name="ta1"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val_accuracy</text:p>
          </table:table-cell>
          <table:table-cell office:value-type="string" calcext:value-type="string">
            <text:p>val_los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57087898254395" calcext:value-type="float">
            <text:p>0.557087898254395</text:p>
          </table:table-cell>
          <table:table-cell office:value-type="float" office:value="1.40886533260345" calcext:value-type="float">
            <text:p>1.40886533260345</text:p>
          </table:table-cell>
          <table:table-cell office:value-type="float" office:value="0.577894747257233" calcext:value-type="float">
            <text:p>0.577894747257233</text:p>
          </table:table-cell>
          <table:table-cell office:value-type="float" office:value="1.4047976732254" calcext:value-type="float">
            <text:p>1.40479767322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9661650657654" calcext:value-type="float">
            <text:p>0.659661650657654</text:p>
          </table:table-cell>
          <table:table-cell office:value-type="float" office:value="1.03751242160797" calcext:value-type="float">
            <text:p>1.03751242160797</text:p>
          </table:table-cell>
          <table:table-cell office:value-type="float" office:value="0.615263164043427" calcext:value-type="float">
            <text:p>0.615263164043427</text:p>
          </table:table-cell>
          <table:table-cell office:value-type="float" office:value="1.22439754009247" calcext:value-type="float">
            <text:p>1.224397540092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03317999839783" calcext:value-type="float">
            <text:p>0.703317999839783</text:p>
          </table:table-cell>
          <table:table-cell office:value-type="float" office:value="0.906855404376983" calcext:value-type="float">
            <text:p>0.906855404376983</text:p>
          </table:table-cell>
          <table:table-cell office:value-type="float" office:value="0.638421058654785" calcext:value-type="float">
            <text:p>0.638421058654785</text:p>
          </table:table-cell>
          <table:table-cell office:value-type="float" office:value="1.14219689369202" calcext:value-type="float">
            <text:p>1.142196893692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32714116573334" calcext:value-type="float">
            <text:p>0.732714116573334</text:p>
          </table:table-cell>
          <table:table-cell office:value-type="float" office:value="0.805530071258545" calcext:value-type="float">
            <text:p>0.805530071258545</text:p>
          </table:table-cell>
          <table:table-cell office:value-type="float" office:value="0.610526323318481" calcext:value-type="float">
            <text:p>0.610526323318481</text:p>
          </table:table-cell>
          <table:table-cell office:value-type="float" office:value="1.29201889038086" calcext:value-type="float">
            <text:p>1.292018890380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56231069564819" calcext:value-type="float">
            <text:p>0.756231069564819</text:p>
          </table:table-cell>
          <table:table-cell office:value-type="float" office:value="0.738994717597961" calcext:value-type="float">
            <text:p>0.738994717597961</text:p>
          </table:table-cell>
          <table:table-cell office:value-type="float" office:value="0.63210529088974" calcext:value-type="float">
            <text:p>0.63210529088974</text:p>
          </table:table-cell>
          <table:table-cell office:value-type="float" office:value="1.22540283203125" calcext:value-type="float">
            <text:p>1.225402832031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811239361763" calcext:value-type="float">
            <text:p>0.7811239361763</text:p>
          </table:table-cell>
          <table:table-cell office:value-type="float" office:value="0.660588085651398" calcext:value-type="float">
            <text:p>0.660588085651398</text:p>
          </table:table-cell>
          <table:table-cell office:value-type="float" office:value="0.639473676681519" calcext:value-type="float">
            <text:p>0.639473676681519</text:p>
          </table:table-cell>
          <table:table-cell office:value-type="float" office:value="1.26459431648254" calcext:value-type="float">
            <text:p>1.264594316482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07111382484436" calcext:value-type="float">
            <text:p>0.807111382484436</text:p>
          </table:table-cell>
          <table:table-cell office:value-type="float" office:value="0.584272801876068" calcext:value-type="float">
            <text:p>0.584272801876068</text:p>
          </table:table-cell>
          <table:table-cell office:value-type="float" office:value="0.663157880306244" calcext:value-type="float">
            <text:p>0.663157880306244</text:p>
          </table:table-cell>
          <table:table-cell office:value-type="float" office:value="1.1883430480957" calcext:value-type="float">
            <text:p>1.18834304809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29408645629883" calcext:value-type="float">
            <text:p>0.829408645629883</text:p>
          </table:table-cell>
          <table:table-cell office:value-type="float" office:value="0.521607041358948" calcext:value-type="float">
            <text:p>0.521607041358948</text:p>
          </table:table-cell>
          <table:table-cell office:value-type="float" office:value="0.657894730567932" calcext:value-type="float">
            <text:p>0.657894730567932</text:p>
          </table:table-cell>
          <table:table-cell office:value-type="float" office:value="1.27289831638336" calcext:value-type="float">
            <text:p>1.272898316383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49548101425171" calcext:value-type="float">
            <text:p>0.849548101425171</text:p>
          </table:table-cell>
          <table:table-cell office:value-type="float" office:value="0.458571821451187" calcext:value-type="float">
            <text:p>0.458571821451187</text:p>
          </table:table-cell>
          <table:table-cell office:value-type="float" office:value="0.634210526943207" calcext:value-type="float">
            <text:p>0.634210526943207</text:p>
          </table:table-cell>
          <table:table-cell office:value-type="float" office:value="1.37959599494934" calcext:value-type="float">
            <text:p>1.379595994949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66716682910919" calcext:value-type="float">
            <text:p>0.866716682910919</text:p>
          </table:table-cell>
          <table:table-cell office:value-type="float" office:value="0.408873230218887" calcext:value-type="float">
            <text:p>0.408873230218887</text:p>
          </table:table-cell>
          <table:table-cell office:value-type="float" office:value="0.662105262279511" calcext:value-type="float">
            <text:p>0.662105262279511</text:p>
          </table:table-cell>
          <table:table-cell office:value-type="float" office:value="1.37776756286621" calcext:value-type="float">
            <text:p>1.37776756286621</text:p>
          </table:table-cell>
        </table:table-row>
      </table:table>
      <table:table table:name="Charts" table:style-name="ta1">
        <table:shapes>
          <draw:frame draw:z-index="0" draw:style-name="gr1" draw:text-style-name="P1" svg:width="6.2988in" svg:height="3.5429in" svg:x="8.7402in" svg:y="4.1799in">
            <draw:object draw:notify-on-update-of-ranges="Charts.B15:Charts.B15 Charts.B16:Charts.B25 Charts.C15:Charts.C15 Charts.C16:Charts.C25 Charts.D15:Charts.D15 Charts.D16:Charts.D25 Charts.E15:Charts.E15 Charts.E16:Charts.E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4.9528in" svg:y="0.1339in">
            <draw:object draw:notify-on-update-of-ranges="Charts.B1:Charts.B1 Charts.B2:Charts.B11 Charts.C1:Charts.C1 Charts.C2:Charts.C11 Charts.D1:Charts.D1 Charts.D2:Charts.D11 Charts.E1:Charts.E1 Charts.E2:Charts.E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DAM_PRETRAINED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_PRETRAIN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$ADAM.B2]" office:value-type="float" office:value="0.326109379529953" calcext:value-type="float">
            <text:p>0.326109379529953</text:p>
          </table:table-cell>
          <table:table-cell table:formula="of:=[$ADAM_PRETRAINED.B2]" office:value-type="float" office:value="0.557087898254395" calcext:value-type="float">
            <text:p>0.557087898254395</text:p>
          </table:table-cell>
          <table:table-cell table:formula="of:=[$SGD.B2]" office:value-type="float" office:value="0.329862087965012" calcext:value-type="float">
            <text:p>0.329862087965012</text:p>
          </table:table-cell>
          <table:table-cell table:formula="of:=[$SGD_PRETRAINED.B2]" office:value-type="float" office:value="0.0665478333830833" calcext:value-type="float">
            <text:p>0.0665478333830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ADAM.B3]" office:value-type="float" office:value="0.457015991210938" calcext:value-type="float">
            <text:p>0.457015991210938</text:p>
          </table:table-cell>
          <table:table-cell table:formula="of:=[$ADAM_PRETRAINED.B3]" office:value-type="float" office:value="0.659661650657654" calcext:value-type="float">
            <text:p>0.659661650657654</text:p>
          </table:table-cell>
          <table:table-cell table:formula="of:=[$SGD.B3]" office:value-type="float" office:value="0.467085719108582" calcext:value-type="float">
            <text:p>0.467085719108582</text:p>
          </table:table-cell>
          <table:table-cell table:formula="of:=[$SGD_PRETRAINED.B3]" office:value-type="float" office:value="0.0641085803508759" calcext:value-type="float">
            <text:p>0.0641085803508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ADAM.B4]" office:value-type="float" office:value="0.515151500701904" calcext:value-type="float">
            <text:p>0.515151500701904</text:p>
          </table:table-cell>
          <table:table-cell table:formula="of:=[$ADAM_PRETRAINED.B4]" office:value-type="float" office:value="0.703317999839783" calcext:value-type="float">
            <text:p>0.703317999839783</text:p>
          </table:table-cell>
          <table:table-cell table:formula="of:=[$SGD.B4]" office:value-type="float" office:value="0.469180971384048" calcext:value-type="float">
            <text:p>0.469180971384048</text:p>
          </table:table-cell>
          <table:table-cell table:formula="of:=[$SGD_PRETRAINED.B4]" office:value-type="float" office:value="0.0637958496809006" calcext:value-type="float">
            <text:p>0.0637958496809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ADAM.B5]" office:value-type="float" office:value="0.546580374240875" calcext:value-type="float">
            <text:p>0.546580374240875</text:p>
          </table:table-cell>
          <table:table-cell table:formula="of:=[$ADAM_PRETRAINED.B5]" office:value-type="float" office:value="0.732714116573334" calcext:value-type="float">
            <text:p>0.732714116573334</text:p>
          </table:table-cell>
          <table:table-cell table:formula="of:=[$SGD.B5]" office:value-type="float" office:value="0.466647893190384" calcext:value-type="float">
            <text:p>0.466647893190384</text:p>
          </table:table-cell>
          <table:table-cell table:formula="of:=[$SGD_PRETRAINED.B5]" office:value-type="float" office:value="0.0643274858593941" calcext:value-type="float">
            <text:p>0.0643274858593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ADAM.B6]" office:value-type="float" office:value="0.571692168712616" calcext:value-type="float">
            <text:p>0.571692168712616</text:p>
          </table:table-cell>
          <table:table-cell table:formula="of:=[$ADAM_PRETRAINED.B6]" office:value-type="float" office:value="0.756231069564819" calcext:value-type="float">
            <text:p>0.756231069564819</text:p>
          </table:table-cell>
          <table:table-cell table:formula="of:=[$SGD.B6]" office:value-type="float" office:value="0.467961341142654" calcext:value-type="float">
            <text:p>0.467961341142654</text:p>
          </table:table-cell>
          <table:table-cell table:formula="of:=[$SGD_PRETRAINED.B6]" office:value-type="float" office:value="0.0644525736570358" calcext:value-type="float">
            <text:p>0.0644525736570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ADAM.B7]" office:value-type="float" office:value="0.595271587371826" calcext:value-type="float">
            <text:p>0.595271587371826</text:p>
          </table:table-cell>
          <table:table-cell table:formula="of:=[$ADAM_PRETRAINED.B7]" office:value-type="float" office:value="0.7811239361763" calcext:value-type="float">
            <text:p>0.7811239361763</text:p>
          </table:table-cell>
          <table:table-cell table:formula="of:=[$SGD.B7]" office:value-type="float" office:value="0.468242794275284" calcext:value-type="float">
            <text:p>0.468242794275284</text:p>
          </table:table-cell>
          <table:table-cell table:formula="of:=[$SGD_PRETRAINED.B7]" office:value-type="float" office:value="0.0656096562743187" calcext:value-type="float">
            <text:p>0.0656096562743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ADAM.B8]" office:value-type="float" office:value="0.617412507534027" calcext:value-type="float">
            <text:p>0.617412507534027</text:p>
          </table:table-cell>
          <table:table-cell table:formula="of:=[$ADAM_PRETRAINED.B8]" office:value-type="float" office:value="0.807111382484436" calcext:value-type="float">
            <text:p>0.807111382484436</text:p>
          </table:table-cell>
          <table:table-cell table:formula="of:=[$SGD.B8]" office:value-type="float" office:value="0.468586802482605" calcext:value-type="float">
            <text:p>0.468586802482605</text:p>
          </table:table-cell>
          <table:table-cell table:formula="of:=[$SGD_PRETRAINED.B8]" office:value-type="float" office:value="0.0649842098355293" calcext:value-type="float">
            <text:p>0.0649842098355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ADAM.B9]" office:value-type="float" office:value="0.635018944740295" calcext:value-type="float">
            <text:p>0.635018944740295</text:p>
          </table:table-cell>
          <table:table-cell table:formula="of:=[$ADAM_PRETRAINED.B9]" office:value-type="float" office:value="0.829408645629883" calcext:value-type="float">
            <text:p>0.829408645629883</text:p>
          </table:table-cell>
          <table:table-cell table:formula="of:=[$SGD.B9]" office:value-type="float" office:value="0.468962073326111" calcext:value-type="float">
            <text:p>0.468962073326111</text:p>
          </table:table-cell>
          <table:table-cell table:formula="of:=[$SGD_PRETRAINED.B9]" office:value-type="float" office:value="0.0647965744137764" calcext:value-type="float">
            <text:p>0.0647965744137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ADAM.B10]" office:value-type="float" office:value="0.660193264484406" calcext:value-type="float">
            <text:p>0.660193264484406</text:p>
          </table:table-cell>
          <table:table-cell table:formula="of:=[$ADAM_PRETRAINED.B10]" office:value-type="float" office:value="0.849548101425171" calcext:value-type="float">
            <text:p>0.849548101425171</text:p>
          </table:table-cell>
          <table:table-cell table:formula="of:=[$SGD.B10]" office:value-type="float" office:value="0.472527116537094" calcext:value-type="float">
            <text:p>0.472527116537094</text:p>
          </table:table-cell>
          <table:table-cell table:formula="of:=[$SGD_PRETRAINED.B10]" office:value-type="float" office:value="0.0646089389920235" calcext:value-type="float">
            <text:p>0.06460893899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ADAM.B11]" office:value-type="float" office:value="0.672889888286591" calcext:value-type="float">
            <text:p>0.672889888286591</text:p>
          </table:table-cell>
          <table:table-cell table:formula="of:=[$ADAM_PRETRAINED.B11]" office:value-type="float" office:value="0.866716682910919" calcext:value-type="float">
            <text:p>0.866716682910919</text:p>
          </table:table-cell>
          <table:table-cell table:formula="of:=[$SGD.B11]" office:value-type="float" office:value="0.47021296620369" calcext:value-type="float">
            <text:p>0.47021296620369</text:p>
          </table:table-cell>
          <table:table-cell table:formula="of:=[$SGD_PRETRAINED.B11]" office:value-type="float" office:value="0.064859114587307" calcext:value-type="float">
            <text:p>0.064859114587307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DAM_PRETRAINED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_PRETRAIN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$ADAM.C2]" office:value-type="float" office:value="2.06743240356445" calcext:value-type="float">
            <text:p>2.06743240356445</text:p>
          </table:table-cell>
          <table:table-cell table:formula="of:=[$ADAM_PRETRAINED.C2]" office:value-type="float" office:value="1.40886533260345" calcext:value-type="float">
            <text:p>1.40886533260345</text:p>
          </table:table-cell>
          <table:table-cell table:formula="of:=[$SGD.C2]" office:value-type="float" office:value="2.07769298553467" calcext:value-type="float">
            <text:p>2.07769298553467</text:p>
          </table:table-cell>
          <table:table-cell table:formula="of:=[$SGD_PRETRAINED.C2]" office:value-type="float" office:value="3.15708208084106" calcext:value-type="float">
            <text:p>3.157082080841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ADAM.C3]" office:value-type="float" office:value="1.63294899463654" calcext:value-type="float">
            <text:p>1.63294899463654</text:p>
          </table:table-cell>
          <table:table-cell table:formula="of:=[$ADAM_PRETRAINED.C3]" office:value-type="float" office:value="1.03751242160797" calcext:value-type="float">
            <text:p>1.03751242160797</text:p>
          </table:table-cell>
          <table:table-cell table:formula="of:=[$SGD.C3]" office:value-type="float" office:value="1.61921346187592" calcext:value-type="float">
            <text:p>1.61921346187592</text:p>
          </table:table-cell>
          <table:table-cell table:formula="of:=[$SGD_PRETRAINED.C3]" office:value-type="float" office:value="2.89630031585693" calcext:value-type="float">
            <text:p>2.896300315856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ADAM.C4]" office:value-type="float" office:value="1.46311140060425" calcext:value-type="float">
            <text:p>1.46311140060425</text:p>
          </table:table-cell>
          <table:table-cell table:formula="of:=[$ADAM_PRETRAINED.C4]" office:value-type="float" office:value="0.906855404376983" calcext:value-type="float">
            <text:p>0.906855404376983</text:p>
          </table:table-cell>
          <table:table-cell table:formula="of:=[$SGD.C4]" office:value-type="float" office:value="1.61895394325256" calcext:value-type="float">
            <text:p>1.61895394325256</text:p>
          </table:table-cell>
          <table:table-cell table:formula="of:=[$SGD_PRETRAINED.C4]" office:value-type="float" office:value="2.89722061157227" calcext:value-type="float">
            <text:p>2.897220611572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ADAM.C5]" office:value-type="float" office:value="1.36127173900604" calcext:value-type="float">
            <text:p>1.36127173900604</text:p>
          </table:table-cell>
          <table:table-cell table:formula="of:=[$ADAM_PRETRAINED.C5]" office:value-type="float" office:value="0.805530071258545" calcext:value-type="float">
            <text:p>0.805530071258545</text:p>
          </table:table-cell>
          <table:table-cell table:formula="of:=[$SGD.C5]" office:value-type="float" office:value="1.61728656291962" calcext:value-type="float">
            <text:p>1.61728656291962</text:p>
          </table:table-cell>
          <table:table-cell table:formula="of:=[$SGD_PRETRAINED.C5]" office:value-type="float" office:value="2.89685583114624" calcext:value-type="float">
            <text:p>2.896855831146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ADAM.C6]" office:value-type="float" office:value="1.28342342376709" calcext:value-type="float">
            <text:p>1.28342342376709</text:p>
          </table:table-cell>
          <table:table-cell table:formula="of:=[$ADAM_PRETRAINED.C6]" office:value-type="float" office:value="0.738994717597961" calcext:value-type="float">
            <text:p>0.738994717597961</text:p>
          </table:table-cell>
          <table:table-cell table:formula="of:=[$SGD.C6]" office:value-type="float" office:value="1.61232626438141" calcext:value-type="float">
            <text:p>1.61232626438141</text:p>
          </table:table-cell>
          <table:table-cell table:formula="of:=[$SGD_PRETRAINED.C6]" office:value-type="float" office:value="2.89651775360107" calcext:value-type="float">
            <text:p>2.896517753601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ADAM.C7]" office:value-type="float" office:value="1.21188604831696" calcext:value-type="float">
            <text:p>1.21188604831696</text:p>
          </table:table-cell>
          <table:table-cell table:formula="of:=[$ADAM_PRETRAINED.C7]" office:value-type="float" office:value="0.660588085651398" calcext:value-type="float">
            <text:p>0.660588085651398</text:p>
          </table:table-cell>
          <table:table-cell table:formula="of:=[$SGD.C7]" office:value-type="float" office:value="1.61391413211823" calcext:value-type="float">
            <text:p>1.61391413211823</text:p>
          </table:table-cell>
          <table:table-cell table:formula="of:=[$SGD_PRETRAINED.C7]" office:value-type="float" office:value="2.89654588699341" calcext:value-type="float">
            <text:p>2.896545886993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ADAM.C8]" office:value-type="float" office:value="1.14955937862396" calcext:value-type="float">
            <text:p>1.14955937862396</text:p>
          </table:table-cell>
          <table:table-cell table:formula="of:=[$ADAM_PRETRAINED.C8]" office:value-type="float" office:value="0.584272801876068" calcext:value-type="float">
            <text:p>0.584272801876068</text:p>
          </table:table-cell>
          <table:table-cell table:formula="of:=[$SGD.C8]" office:value-type="float" office:value="1.6109733581543" calcext:value-type="float">
            <text:p>1.6109733581543</text:p>
          </table:table-cell>
          <table:table-cell table:formula="of:=[$SGD_PRETRAINED.C8]" office:value-type="float" office:value="2.89659738540649" calcext:value-type="float">
            <text:p>2.896597385406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ADAM.C9]" office:value-type="float" office:value="1.08983325958252" calcext:value-type="float">
            <text:p>1.08983325958252</text:p>
          </table:table-cell>
          <table:table-cell table:formula="of:=[$ADAM_PRETRAINED.C9]" office:value-type="float" office:value="0.521607041358948" calcext:value-type="float">
            <text:p>0.521607041358948</text:p>
          </table:table-cell>
          <table:table-cell table:formula="of:=[$SGD.C9]" office:value-type="float" office:value="1.61157202720642" calcext:value-type="float">
            <text:p>1.61157202720642</text:p>
          </table:table-cell>
          <table:table-cell table:formula="of:=[$SGD_PRETRAINED.C9]" office:value-type="float" office:value="2.89690756797791" calcext:value-type="float">
            <text:p>2.896907567977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ADAM.C10]" office:value-type="float" office:value="1.02757811546326" calcext:value-type="float">
            <text:p>1.02757811546326</text:p>
          </table:table-cell>
          <table:table-cell table:formula="of:=[$ADAM_PRETRAINED.C10]" office:value-type="float" office:value="0.458571821451187" calcext:value-type="float">
            <text:p>0.458571821451187</text:p>
          </table:table-cell>
          <table:table-cell table:formula="of:=[$SGD.C10]" office:value-type="float" office:value="1.60990512371063" calcext:value-type="float">
            <text:p>1.60990512371063</text:p>
          </table:table-cell>
          <table:table-cell table:formula="of:=[$SGD_PRETRAINED.C10]" office:value-type="float" office:value="2.89604258537292" calcext:value-type="float">
            <text:p>2.896042585372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ADAM.C11]" office:value-type="float" office:value="0.97953861951828" calcext:value-type="float">
            <text:p>0.97953861951828</text:p>
          </table:table-cell>
          <table:table-cell table:formula="of:=[$ADAM_PRETRAINED.C11]" office:value-type="float" office:value="0.408873230218887" calcext:value-type="float">
            <text:p>0.408873230218887</text:p>
          </table:table-cell>
          <table:table-cell table:formula="of:=[$SGD.C11]" office:value-type="float" office:value="1.61277556419373" calcext:value-type="float">
            <text:p>1.61277556419373</text:p>
          </table:table-cell>
          <table:table-cell table:formula="of:=[$SGD_PRETRAINED.C11]" office:value-type="float" office:value="2.89647150039673" calcext:value-type="float">
            <text:p>2.896471500396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6T14:34:18.377303312</meta:creation-date>
    <dc:date>2020-11-06T15:27:40.217199885</dc:date>
    <meta:editing-duration>PT3M4S</meta:editing-duration>
    <meta:editing-cycles>1</meta:editing-cycles>
    <meta:document-statistic meta:table-count="5" meta:cell-count="330" meta:object-count="2"/>
    <meta:generator>LibreOffice/6.4.6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85cm" svg:y="0.316cm" chart:style-name="ch2">
          <text:p>Train_loss</text:p>
        </chart:title>
        <chart:legend chart:legend-position="end" svg:x="11.243cm" svg:y="3.454cm" style:legend-expansion="high" chart:style-name="ch3"/>
        <chart:plot-area chart:style-name="ch4" table:cell-range-address="Charts.B15:Charts.E25" chart:data-source-has-labels="row" svg:x="1.331cm" svg:y="1.275cm" svg:width="9.592cm" svg:height="6.194cm">
          <chartooo:coordinate-region svg:x="2.058cm" svg:y="1.475cm" svg:width="8.679cm" svg:height="5.347cm"/>
          <chart:axis chart:dimension="x" chart:name="primary-x" chart:style-name="ch5">
            <chart:title svg:x="5.501cm" svg:y="7.649cm" chart:style-name="ch6">
              <text:p>EPOCH
</text:p>
            </chart:title>
          </chart:axis>
          <chart:axis chart:dimension="y" chart:name="primary-y" chart:style-name="ch5">
            <chart:title svg:x="0.451cm" svg:y="4.773cm" chart:style-name="ch7">
              <text:p>Loss</text:p>
            </chart:title>
            <chart:grid chart:style-name="ch8" chart:class="major"/>
          </chart:axis>
          <chart:series chart:style-name="ch9" chart:values-cell-range-address="Charts.B16:Charts.B25" chart:label-cell-address="Charts.B15:Charts.B15" chart:class="chart:line">
            <chart:data-point chart:repeated="10"/>
          </chart:series>
          <chart:series chart:style-name="ch10" chart:values-cell-range-address="Charts.C16:Charts.C25" chart:label-cell-address="Charts.C15:Charts.C15" chart:class="chart:line">
            <chart:data-point chart:repeated="10"/>
          </chart:series>
          <chart:series chart:style-name="ch11" chart:values-cell-range-address="Charts.D16:Charts.D25" chart:label-cell-address="Charts.D15:Charts.D15" chart:class="chart:line">
            <chart:data-point chart:repeated="10"/>
          </chart:series>
          <chart:series chart:style-name="ch12" chart:values-cell-range-address="Charts.E16:Charts.E25" chart:label-cell-address="Charts.E15:Charts.E15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AM</text:p>
                <draw:g>
                  <svg:desc>Charts.B15:Charts.B15</svg:desc>
                </draw:g>
              </table:table-cell>
              <table:table-cell office:value-type="string">
                <text:p>ADAM_PRETRAINED</text:p>
                <draw:g>
                  <svg:desc>Charts.C15:Charts.C15</svg:desc>
                </draw:g>
              </table:table-cell>
              <table:table-cell office:value-type="string">
                <text:p>SGD</text:p>
                <draw:g>
                  <svg:desc>Charts.D15:Charts.D15</svg:desc>
                </draw:g>
              </table:table-cell>
              <table:table-cell office:value-type="string">
                <text:p>SGD_PRETRAINED</text:p>
                <draw:g>
                  <svg:desc>Charts.E15:Charts.E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6743240356445">
                <text:p>2.06743240356445</text:p>
                <draw:g>
                  <svg:desc>Charts.B16:Charts.B25</svg:desc>
                </draw:g>
              </table:table-cell>
              <table:table-cell office:value-type="float" office:value="1.40886533260345">
                <text:p>1.40886533260345</text:p>
                <draw:g>
                  <svg:desc>Charts.C16:Charts.C25</svg:desc>
                </draw:g>
              </table:table-cell>
              <table:table-cell office:value-type="float" office:value="2.07769298553467">
                <text:p>2.07769298553467</text:p>
                <draw:g>
                  <svg:desc>Charts.D16:Charts.D25</svg:desc>
                </draw:g>
              </table:table-cell>
              <table:table-cell office:value-type="float" office:value="3.15708208084106">
                <text:p>3.15708208084106</text:p>
                <draw:g>
                  <svg:desc>Charts.E16:Charts.E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63294899463654">
                <text:p>1.63294899463654</text:p>
              </table:table-cell>
              <table:table-cell office:value-type="float" office:value="1.03751242160797">
                <text:p>1.03751242160797</text:p>
              </table:table-cell>
              <table:table-cell office:value-type="float" office:value="1.61921346187592">
                <text:p>1.61921346187592</text:p>
              </table:table-cell>
              <table:table-cell office:value-type="float" office:value="2.89630031585693">
                <text:p>2.896300315856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46311140060425">
                <text:p>1.46311140060425</text:p>
              </table:table-cell>
              <table:table-cell office:value-type="float" office:value="0.906855404376983">
                <text:p>0.906855404376983</text:p>
              </table:table-cell>
              <table:table-cell office:value-type="float" office:value="1.61895394325256">
                <text:p>1.61895394325256</text:p>
              </table:table-cell>
              <table:table-cell office:value-type="float" office:value="2.89722061157227">
                <text:p>2.897220611572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6127173900604">
                <text:p>1.36127173900604</text:p>
              </table:table-cell>
              <table:table-cell office:value-type="float" office:value="0.805530071258545">
                <text:p>0.805530071258545</text:p>
              </table:table-cell>
              <table:table-cell office:value-type="float" office:value="1.61728656291962">
                <text:p>1.61728656291962</text:p>
              </table:table-cell>
              <table:table-cell office:value-type="float" office:value="2.89685583114624">
                <text:p>2.896855831146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8342342376709">
                <text:p>1.28342342376709</text:p>
              </table:table-cell>
              <table:table-cell office:value-type="float" office:value="0.738994717597961">
                <text:p>0.738994717597961</text:p>
              </table:table-cell>
              <table:table-cell office:value-type="float" office:value="1.61232626438141">
                <text:p>1.61232626438141</text:p>
              </table:table-cell>
              <table:table-cell office:value-type="float" office:value="2.89651775360107">
                <text:p>2.896517753601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1188604831696">
                <text:p>1.21188604831696</text:p>
              </table:table-cell>
              <table:table-cell office:value-type="float" office:value="0.660588085651398">
                <text:p>0.660588085651398</text:p>
              </table:table-cell>
              <table:table-cell office:value-type="float" office:value="1.61391413211823">
                <text:p>1.61391413211823</text:p>
              </table:table-cell>
              <table:table-cell office:value-type="float" office:value="2.89654588699341">
                <text:p>2.896545886993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4955937862396">
                <text:p>1.14955937862396</text:p>
              </table:table-cell>
              <table:table-cell office:value-type="float" office:value="0.584272801876068">
                <text:p>0.584272801876068</text:p>
              </table:table-cell>
              <table:table-cell office:value-type="float" office:value="1.6109733581543">
                <text:p>1.6109733581543</text:p>
              </table:table-cell>
              <table:table-cell office:value-type="float" office:value="2.89659738540649">
                <text:p>2.896597385406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8983325958252">
                <text:p>1.08983325958252</text:p>
              </table:table-cell>
              <table:table-cell office:value-type="float" office:value="0.521607041358948">
                <text:p>0.521607041358948</text:p>
              </table:table-cell>
              <table:table-cell office:value-type="float" office:value="1.61157202720642">
                <text:p>1.61157202720642</text:p>
              </table:table-cell>
              <table:table-cell office:value-type="float" office:value="2.89690756797791">
                <text:p>2.896907567977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2757811546326">
                <text:p>1.02757811546326</text:p>
              </table:table-cell>
              <table:table-cell office:value-type="float" office:value="0.458571821451187">
                <text:p>0.458571821451187</text:p>
              </table:table-cell>
              <table:table-cell office:value-type="float" office:value="1.60990512371063">
                <text:p>1.60990512371063</text:p>
              </table:table-cell>
              <table:table-cell office:value-type="float" office:value="2.89604258537292">
                <text:p>2.896042585372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7953861951828">
                <text:p>0.97953861951828</text:p>
              </table:table-cell>
              <table:table-cell office:value-type="float" office:value="0.408873230218887">
                <text:p>0.408873230218887</text:p>
              </table:table-cell>
              <table:table-cell office:value-type="float" office:value="1.61277556419373">
                <text:p>1.61277556419373</text:p>
              </table:table-cell>
              <table:table-cell office:value-type="float" office:value="2.89647150039673">
                <text:p>2.896471500396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77cm" svg:y="0.316cm" chart:style-name="ch2">
          <text:p>Accuracy</text:p>
        </chart:title>
        <chart:legend chart:legend-position="end" svg:x="11.243cm" svg:y="3.454cm" style:legend-expansion="high" chart:style-name="ch3"/>
        <chart:plot-area chart:style-name="ch4" table:cell-range-address="Charts.B1:Charts.E11" chart:data-source-has-labels="row" svg:x="1.331cm" svg:y="1.275cm" svg:width="9.592cm" svg:height="6.564cm">
          <chartooo:coordinate-region svg:x="2.058cm" svg:y="1.474cm" svg:width="8.679cm" svg:height="5.718cm"/>
          <chart:axis chart:dimension="x" chart:name="primary-x" chart:style-name="ch5">
            <chart:title svg:x="5.501cm" svg:y="8.019cm" chart:style-name="ch6">
              <text:p>EPOCH</text:p>
            </chart:title>
          </chart:axis>
          <chart:axis chart:dimension="y" chart:name="primary-y" chart:style-name="ch5">
            <chart:title svg:x="0.451cm" svg:y="5.276cm" chart:style-name="ch7">
              <text:p>Accuracy</text:p>
            </chart:title>
            <chart:grid chart:style-name="ch8" chart:class="major"/>
          </chart:axis>
          <chart:series chart:style-name="ch9" chart:values-cell-range-address="Charts.B2:Charts.B11" chart:label-cell-address="Charts.B1:Charts.B1" chart:class="chart:line">
            <chart:data-point chart:repeated="10"/>
          </chart:series>
          <chart:series chart:style-name="ch10" chart:values-cell-range-address="Charts.C2:Charts.C11" chart:label-cell-address="Charts.C1:Charts.C1" chart:class="chart:line">
            <chart:data-point chart:repeated="10"/>
          </chart:series>
          <chart:series chart:style-name="ch11" chart:values-cell-range-address="Charts.D2:Charts.D11" chart:label-cell-address="Charts.D1:Charts.D1" chart:class="chart:line">
            <chart:data-point chart:repeated="10"/>
          </chart:series>
          <chart:series chart:style-name="ch12" chart:values-cell-range-address="Charts.E2:Charts.E11" chart:label-cell-address="Charts.E1:Charts.E1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AM</text:p>
                <draw:g>
                  <svg:desc>Charts.B1:Charts.B1</svg:desc>
                </draw:g>
              </table:table-cell>
              <table:table-cell office:value-type="string">
                <text:p>ADAM_PRETRAINED</text:p>
                <draw:g>
                  <svg:desc>Charts.C1:Charts.C1</svg:desc>
                </draw:g>
              </table:table-cell>
              <table:table-cell office:value-type="string">
                <text:p>SGD</text:p>
                <draw:g>
                  <svg:desc>Charts.D1:Charts.D1</svg:desc>
                </draw:g>
              </table:table-cell>
              <table:table-cell office:value-type="string">
                <text:p>SGD_PRETRAINED</text:p>
                <draw:g>
                  <svg:desc>Charts.E1:Charts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26109379529953">
                <text:p>0.326109379529953</text:p>
                <draw:g>
                  <svg:desc>Charts.B2:Charts.B11</svg:desc>
                </draw:g>
              </table:table-cell>
              <table:table-cell office:value-type="float" office:value="0.557087898254395">
                <text:p>0.557087898254395</text:p>
                <draw:g>
                  <svg:desc>Charts.C2:Charts.C11</svg:desc>
                </draw:g>
              </table:table-cell>
              <table:table-cell office:value-type="float" office:value="0.329862087965012">
                <text:p>0.329862087965012</text:p>
                <draw:g>
                  <svg:desc>Charts.D2:Charts.D11</svg:desc>
                </draw:g>
              </table:table-cell>
              <table:table-cell office:value-type="float" office:value="0.0665478333830833">
                <text:p>0.0665478333830833</text:p>
                <draw:g>
                  <svg:desc>Charts.E2:Charts.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57015991210938">
                <text:p>0.457015991210938</text:p>
              </table:table-cell>
              <table:table-cell office:value-type="float" office:value="0.659661650657654">
                <text:p>0.659661650657654</text:p>
              </table:table-cell>
              <table:table-cell office:value-type="float" office:value="0.467085719108582">
                <text:p>0.467085719108582</text:p>
              </table:table-cell>
              <table:table-cell office:value-type="float" office:value="0.0641085803508759">
                <text:p>0.06410858035087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15151500701904">
                <text:p>0.515151500701904</text:p>
              </table:table-cell>
              <table:table-cell office:value-type="float" office:value="0.703317999839783">
                <text:p>0.703317999839783</text:p>
              </table:table-cell>
              <table:table-cell office:value-type="float" office:value="0.469180971384048">
                <text:p>0.469180971384048</text:p>
              </table:table-cell>
              <table:table-cell office:value-type="float" office:value="0.0637958496809006">
                <text:p>0.06379584968090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46580374240875">
                <text:p>0.546580374240875</text:p>
              </table:table-cell>
              <table:table-cell office:value-type="float" office:value="0.732714116573334">
                <text:p>0.732714116573334</text:p>
              </table:table-cell>
              <table:table-cell office:value-type="float" office:value="0.466647893190384">
                <text:p>0.466647893190384</text:p>
              </table:table-cell>
              <table:table-cell office:value-type="float" office:value="0.0643274858593941">
                <text:p>0.06432748585939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71692168712616">
                <text:p>0.571692168712616</text:p>
              </table:table-cell>
              <table:table-cell office:value-type="float" office:value="0.756231069564819">
                <text:p>0.756231069564819</text:p>
              </table:table-cell>
              <table:table-cell office:value-type="float" office:value="0.467961341142654">
                <text:p>0.467961341142654</text:p>
              </table:table-cell>
              <table:table-cell office:value-type="float" office:value="0.0644525736570358">
                <text:p>0.06445257365703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95271587371826">
                <text:p>0.595271587371826</text:p>
              </table:table-cell>
              <table:table-cell office:value-type="float" office:value="0.7811239361763">
                <text:p>0.7811239361763</text:p>
              </table:table-cell>
              <table:table-cell office:value-type="float" office:value="0.468242794275284">
                <text:p>0.468242794275284</text:p>
              </table:table-cell>
              <table:table-cell office:value-type="float" office:value="0.0656096562743187">
                <text:p>0.06560965627431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17412507534027">
                <text:p>0.617412507534027</text:p>
              </table:table-cell>
              <table:table-cell office:value-type="float" office:value="0.807111382484436">
                <text:p>0.807111382484436</text:p>
              </table:table-cell>
              <table:table-cell office:value-type="float" office:value="0.468586802482605">
                <text:p>0.468586802482605</text:p>
              </table:table-cell>
              <table:table-cell office:value-type="float" office:value="0.0649842098355293">
                <text:p>0.06498420983552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35018944740295">
                <text:p>0.635018944740295</text:p>
              </table:table-cell>
              <table:table-cell office:value-type="float" office:value="0.829408645629883">
                <text:p>0.829408645629883</text:p>
              </table:table-cell>
              <table:table-cell office:value-type="float" office:value="0.468962073326111">
                <text:p>0.468962073326111</text:p>
              </table:table-cell>
              <table:table-cell office:value-type="float" office:value="0.0647965744137764">
                <text:p>0.06479657441377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60193264484406">
                <text:p>0.660193264484406</text:p>
              </table:table-cell>
              <table:table-cell office:value-type="float" office:value="0.849548101425171">
                <text:p>0.849548101425171</text:p>
              </table:table-cell>
              <table:table-cell office:value-type="float" office:value="0.472527116537094">
                <text:p>0.472527116537094</text:p>
              </table:table-cell>
              <table:table-cell office:value-type="float" office:value="0.0646089389920235">
                <text:p>0.06460893899202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72889888286591">
                <text:p>0.672889888286591</text:p>
              </table:table-cell>
              <table:table-cell office:value-type="float" office:value="0.866716682910919">
                <text:p>0.866716682910919</text:p>
              </table:table-cell>
              <table:table-cell office:value-type="float" office:value="0.47021296620369">
                <text:p>0.47021296620369</text:p>
              </table:table-cell>
              <table:table-cell office:value-type="float" office:value="0.064859114587307">
                <text:p>0.0648591145873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